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14.8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30.56pt" fo:break-before="auto" style:use-optimal-row-height="true"/>
    </style:style>
    <style:style style:name="ro4" style:family="table-row">
      <style:table-row-properties style:row-height="32.06pt" fo:break-before="auto" style:use-optimal-row-height="true"/>
    </style:style>
    <style:style style:name="ro5" style:family="table-row">
      <style:table-row-properties style:row-height="40.25pt" fo:break-before="auto" style:use-optimal-row-height="true"/>
    </style:style>
    <style:style style:name="ro6" style:family="table-row">
      <style:table-row-properties style:row-height="22.3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rotation-align="none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にゃー？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村長<text:line-break/>「いかにも、わしがこのヤマト村の長じゃ。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村長<text:line-break/>「何か用かな？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がしゃこうべはどこですか！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はむこ落ち付け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すみません、唐突に・・・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村長<text:line-break/>「なんと、がしゃこうべの名を口にする者がおる<text:line-break/>　とはな。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村長<text:line-break/>「炭鉱は封鎖して久しいというのにのう。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がしゃこうべを知ってるの？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村長<text:line-break/>「ああ、知っているとも。」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村長<text:line-break/>「やつはわしら鉱夫から仕事を奪った憎き<text:line-break/>　魔物。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村長<text:line-break/>「忘れることなどできんよ。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仕事を奪われたとは、いったい・・・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村長<text:line-break/>「わしは20年前まで、北にある炭鉱で仕事を<text:line-break/>　しておった。」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村長<text:line-break/>「最初は石炭しか採れなかったが、奥へ掘り<text:line-break/>　進むと貴重な鉱石も出てくるようになった。」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村長<text:line-break/>「採掘できる鉱石はどれも上質な逸品ばかりで、<text:line-break/>　わしはこの仕事が生きがいじゃったよ。」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村長<text:line-break/>「ゆくゆくは、その鉱石を世界規模で流通させ、<text:line-break/>　東部をより豊かに強い地域へと発展させるのが<text:line-break/>　わしの夢じゃった。」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村長<text:line-break/>「だがある時、がしゃこうべが炭鉱に現れる<text:line-break/>　ようになった。」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村長<text:line-break/>「それから仲間の鉱夫たちは恐れをなして次々と<text:line-break/>　仕事をやめていった。」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村長<text:line-break/>「わしは最後まで仕事を手放したくなかったゆえ、<text:line-break/>　護衛を雇って採掘を続けたが、がしゃこうべは<text:line-break/>　非常に強力な魔物。」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村長<text:line-break/>「やがて護衛を引き受けてくれる傭兵もいなく<text:line-break/>　なり、涙を呑んで炭鉱を封鎖したんじゃよ。」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村長<text:line-break/>「やつの名を口にすると悔しさで心が痛む。<text:line-break/>　語り継ぐこともしなかったゆえ、今やあの<text:line-break/>　魔物を知る者もいないと思っていたのじゃが。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我々は、現世に復活した煉絶の姫君を討伐<text:line-break/>すべく旅をする者だ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訳あって、がしゃこうべの牙を必要としている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北の炭鉱とやらへ行けば遭遇できるのだな？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村長<text:line-break/>「何を考えておる！　馬鹿なマネはよすんじゃ！」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村長<text:line-break/>「炭鉱を封鎖した後も、幾度となく屈強な<text:line-break/>　冒険者が貴重な鉱石を目当てに炭鉱へと<text:line-break/>　消えて行ったが、みな返り討ちにされとる！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村長<text:line-break/>「お主らに何ができると言う！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大丈夫です！　わたし達は熾天少女ですから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ボッコボコにしちゃうよ！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村長<text:line-break/>「シテンショウジョ？　なんじゃそれは・・・？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村長<text:line-break/>「旅団か何かか？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え・・・熾天少女をご存じないのですか？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ふむ・・・東部ではあまり知られていない伝承<text:line-break/>なのかもしれないな。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とにかく、わたし達は強いから大丈夫なんです！<text:line-break/>信じてください！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村長<text:line-break/>「無駄じゃ。　どちらにせよ、今は炭鉱には<text:line-break/>　入れんよ。」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村長<text:line-break/>「無謀な冒険者が後を絶たないゆえ、入口に<text:line-break/>　厳重な錠を施したんじゃ。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村長<text:line-break/>「象が一晩中体当たりしたって壊れんぞ。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の錠の鍵はどこにある？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村長<text:line-break/>「南にある“修羅塔”の頂上に安置してある。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村長<text:line-break/>「誰も手を触れることはできんじゃろう。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よし、分かった。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村長<text:line-break/>「ま、待て！　どうする気じゃ？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村長<text:line-break/>「まさか・・・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鍵を入手し、炭鉱の錠を解除する。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村長<text:line-break/>「悪い事は言わん、やめるんじゃ！」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村長<text:line-break/>「修羅塔はもともと若者が武術を心得るために<text:line-break/>　建てた塔じゃが、今は魔物の巣窟となって<text:line-break/>　おる！」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村長<text:line-break/>「よほどの腕前と人数が揃わなければ頂上へ<text:line-break/>　辿り着くことなどできはせん！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村長。　貴殿は炭鉱に錠をかけた後、その鍵を<text:line-break/>廃棄することもできたはずだ。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むしろその方がより確実に、永久的に炭鉱を<text:line-break/>封鎖することができただろう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だがそれをせず、鍵を塔へと安置した。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それは貴殿が、炭鉱への情熱を今もなお捨て<text:line-break/>切れていないためだ。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村長<text:line-break/>「・・・！！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一度はあきらめた夢を次代へ繋ぎ、育む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貴殿には、そのチャンスがまだある。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我々の目的はがしゃこうべの牙の調達だが、<text:line-break/>そんな我々でもよければ、その夢を懸けて<text:line-break/>みてはくれないか。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村長<text:line-break/>「・・・・・・。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村長<text:line-break/>「ひとつだけ約束してほしい。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何だ。</text:p>
          </table:table-cell>
          <table:table-cell office:value-type="string" calcext:value-type="string">
            <text:p>Map098</text:p>
          </table:table-cell>
          <table:table-cell/>
          <table:table-cell office:value-type="string" calcext:value-type="string">
            <text:p>What?</text:p>
          </table:table-cell>
        </table:table-row>
        <table:table-row table:style-name="ro2">
          <table:table-cell office:value-type="string" calcext:value-type="string">
            <text:p>村長<text:line-break/>「必ず、必ず五体満足で帰ってくること。」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村長<text:line-break/>「夢を育てるのは心。　しかし叶えるのは<text:line-break/>　体じゃ。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確証が無いので約束はできないが、善処<text:line-break/>する。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村長<text:line-break/>「ふっ！　ふぁっはっはっはっは！！」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村長<text:line-break/>「馬鹿正直な男じゃ！　気にいったぞ！！<text:line-break/>　はーーっはっはっは！！」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村長<text:line-break/>「“修羅塔”は、村の南にある“伐採場”を<text:line-break/>　抜ければすぐに着く。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村長<text:line-break/>「迷うことはないじゃろう。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村長さん、ありがとう！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村長<text:line-break/>「礼を言うのはこっちじゃ。　おぬしらに期待<text:line-break/>　して待っておるぞ！」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村長<text:line-break/>「言っておくが、修羅塔は容易に攻略できる<text:line-break/>　塔ではないぞ。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村長<text:line-break/>「挑むなら、全力を尽くすことじゃ。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村長<text:line-break/>「それは・・・まぎれもない！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村長<text:line-break/>「炭鉱の鍵じゃ！！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楽勝だったよ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修羅塔の頂上で回収して来た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これで実力を認めてもらえるな。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村長<text:line-break/>「まったく驚いたわい・・・」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村長<text:line-break/>「こんなにも早く、あの修羅塔を攻略しよるとは<text:line-break/>　のう！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えっへん！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これで炭鉱に入れますか？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村長<text:line-break/>「ああ、入れるとも。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村長<text:line-break/>「じゃが・・・相手は、あのがしゃこうべ・・・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村長<text:line-break/>「一筋縄ではいかん敵じゃぞ・・・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強敵なのは承知の上。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もしも勝機の無い相手だと判断した場合は<text:line-break/>速やかに撤退する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だが、撤退しても諦めるわけではない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作戦を立てて再挑戦できますしね。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村長<text:line-break/>「いい意気込みじゃ！」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村長<text:line-break/>「お主らなら、うまくやってくれそうな気がして<text:line-break/>　きたぞ！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もちろんですとも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れで、炭鉱へはどうやって行けばいいの？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村長<text:line-break/>「まずは村を西へ出て港へ行くのじゃ。」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村長<text:line-break/>「港から北へ伸びる公道を進み、あとは東へ<text:line-break/>　道なりに進めば山へ着く。」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村長<text:line-break/>「山を登って行けば、やがて炭鉱の入り口が<text:line-break/>　見えてくるじゃろう。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了解した。　早速向かうとしよう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おうよ！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村長<text:line-break/>「頼んだぞ、若者たちよ！」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村長<text:line-break/>「炭鉱へ行くには、まずは村を西へ出て港へ<text:line-break/>　向かうのじゃ。」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村長<text:line-break/>「炭鉱で採掘作業を再開するには、まだ色々な<text:line-break/>　課題が残っておる。」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村長<text:line-break/>「じゃが、一つ一つ問題を解決していけば、<text:line-break/>　その分だけ確実に夢へ近づくことができる。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村長<text:line-break/>「ありがとう、本当にありがとう。」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【HPキャンディ】×1<text:line-break/>を手に入れた！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【HPキャンディ】×1<text:line-break/>を見つけたが、持ち物がいっぱいだ！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【攻撃チョコ】×1<text:line-break/>を手に入れた！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【攻撃チョコ】×1<text:line-break/>を見つけたが、持ち物がいっぱいだ！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【防御クッキー】×1<text:line-break/>を手に入れた！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【防御クッキー】×1<text:line-break/>を見つけたが、持ち物がいっぱいだ！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【技術チュロス】×1<text:line-break/>を手に入れた！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【技術チュロス】×1<text:line-break/>を見つけたが、持ち物がいっぱいだ！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【敏捷チップス】×1<text:line-break/>を手に入れた！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【敏捷チップス】×1<text:line-break/>を見つけたが、持ち物がいっぱいだ！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9-09-21T11:23:15+02:00</meta:creation-date>
    <dc:date>2019-09-25T21:03:51.865000000</dc:date>
    <dc:title>Untitled Spreadsheet</dc:title>
    <dc:description/>
    <dc:subject/>
    <meta:keyword/>
    <meta:editing-duration>PT17S</meta:editing-duration>
    <meta:editing-cycles>1</meta:editing-cycles>
    <meta:document-statistic meta:table-count="1" meta:cell-count="112" meta:object-count="0"/>
    <meta:generator>LibreOffice/6.2.7.1$Windows_X86_64 LibreOffice_project/23edc44b61b830b7d749943e020e96f5a7df63bf</meta:generator>
    <meta:user-defined meta:name="Company">Microsoft Corporation</meta:user-defined>
    <meta:user-defined meta:name="category"/>
  </office:meta>
</office:document-meta>
</file>